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11.592cm"/>
    </style:style>
    <style:style style:name="gr2" style:family="graphic" style:parent-style-name="standard">
      <style:graphic-properties draw:textarea-horizontal-align="justify" draw:textarea-vertical-align="middle" draw:auto-grow-height="false" fo:min-height="1.892cm" fo:min-width="6.804cm"/>
    </style:style>
    <style:style style:name="gr3" style:family="graphic" style:parent-style-name="standard">
      <style:graphic-properties draw:textarea-horizontal-align="justify" draw:textarea-vertical-align="middle" draw:auto-grow-height="false" fo:min-height="2.08cm" fo:min-width="6.7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11.3cm"/>
    </style:style>
    <style:style style:name="gr6" style:family="graphic" style:parent-style-name="standard">
      <style:graphic-properties draw:textarea-horizontal-align="justify" draw:textarea-vertical-align="middle" draw:auto-grow-height="false" fo:min-height="3.074cm" fo:min-width="6.7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7.1cm" svg:height="3.8cm" svg:x="1.8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1.6cm" svg:height="3.4cm" svg:x="4cm" svg:y="6.7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2" draw:id="id2" draw:layer="layout" svg:width="11.5cm" svg:height="3.7cm" svg:x="4.1cm" svg:y="12.7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10.3cm" svg:y1="5.1cm" svg:x2="10.3cm" svg:y2="7.5cm">
          <text:p/>
        </draw:line>
        <draw:connector draw:style-name="gr4" draw:text-style-name="P2" draw:layer="layout" draw:type="line" svg:x1="9.8cm" svg:y1="10.1cm" svg:x2="9.85cm" svg:y2="12.7cm" draw:start-shape="id1" draw:start-glue-point="8" draw:end-shape="id2" svg:d="M9800 10100l50 2600" svg:viewBox="0 0 51 2601">
          <text:p/>
        </draw:connector>
        <draw:custom-shape draw:style-name="gr5" draw:text-style-name="P1" xml:id="id3" draw:id="id3" draw:layer="layout" svg:width="11.8cm" svg:height="4.5cm" svg:x="3.4cm" svg:y="18.6cm">
          <text:p text:style-name="P1">Suma = a + b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9.85cm" svg:y1="16.4cm" svg:x2="9.3cm" svg:y2="18.6cm" draw:start-shape="id2" draw:start-glue-point="8" draw:end-shape="id3" svg:d="M9850 16400l-550 2200" svg:viewBox="0 0 551 2201">
          <text:p/>
        </draw:connector>
        <draw:custom-shape draw:style-name="gr3" draw:text-style-name="P1" xml:id="id4" draw:id="id4" draw:layer="layout" svg:width="11.5cm" svg:height="3.7cm" svg:x="3.9cm" svg:y="24.8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draw:type="line" svg:x1="9.3cm" svg:y1="23.1cm" svg:x2="9.65cm" svg:y2="24.8cm" draw:start-shape="id3" draw:start-glue-point="2" draw:end-shape="id4" draw:end-glue-point="5" svg:d="M9300 23100l350 1700" svg:viewBox="0 0 351 1701">
          <text:p/>
        </draw:connector>
        <draw:custom-shape draw:style-name="gr6" draw:text-style-name="P1" xml:id="id5" draw:id="id5" draw:layer="layout" svg:width="10.2cm" svg:height="4.7cm" svg:x="4.4cm" svg:y="30.8cm">
          <text:p text:style-name="P1">Koniec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65cm" svg:y1="28.5cm" svg:x2="9.5cm" svg:y2="30.8cm" draw:start-shape="id4" draw:start-glue-point="8" draw:end-shape="id5" draw:end-glue-point="4" svg:d="M9650 28500l-150 2300" svg:viewBox="0 0 15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7:45:54.855278988</meta:creation-date>
    <dc:date>2019-11-06T07:52:56.111787574</dc:date>
    <meta:editing-duration>PT7M1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